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970f" officeooo:paragraph-rsid="0006970f"/>
    </style:style>
    <style:style style:name="P2" style:family="paragraph" style:parent-style-name="Standard">
      <style:text-properties officeooo:paragraph-rsid="0006970f"/>
    </style:style>
    <style:style style:name="P3" style:family="paragraph" style:parent-style-name="Heading_20_2">
      <style:text-properties officeooo:rsid="0006970f" officeooo:paragraph-rsid="0006970f"/>
    </style:style>
    <style:style style:name="P4" style:family="paragraph" style:parent-style-name="Standard" style:list-style-name="L1">
      <style:text-properties officeooo:paragraph-rsid="0006970f"/>
    </style:style>
    <style:style style:name="P5" style:family="paragraph" style:parent-style-name="Standard" style:list-style-name="L2">
      <style:text-properties officeooo:paragraph-rsid="0006970f"/>
    </style:style>
    <style:style style:name="P6" style:family="paragraph" style:parent-style-name="Standard" style:list-style-name="L3">
      <style:text-properties officeooo:paragraph-rsid="0006970f"/>
    </style:style>
    <style:style style:name="P7" style:family="paragraph" style:parent-style-name="Standard" style:list-style-name="L4">
      <style:text-properties officeooo:paragraph-rsid="0006970f"/>
    </style:style>
    <style:style style:name="P8" style:family="paragraph" style:parent-style-name="Standard" style:list-style-name="L5">
      <style:text-properties officeooo:paragraph-rsid="0006970f"/>
    </style:style>
    <style:style style:name="P9" style:family="paragraph" style:parent-style-name="Standard" style:list-style-name="L6"/>
    <style:style style:name="P10" style:family="paragraph" style:parent-style-name="Standard" style:list-style-name="L7">
      <style:text-properties officeooo:paragraph-rsid="0006970f"/>
    </style:style>
    <style:style style:name="P11" style:family="paragraph" style:parent-style-name="Standard" style:list-style-name="L8"/>
    <style:style style:name="P12" style:family="paragraph" style:parent-style-name="Standard" style:list-style-name="L9">
      <style:text-properties officeooo:paragraph-rsid="0006970f"/>
    </style:style>
    <style:style style:name="P13" style:family="paragraph" style:parent-style-name="Standard" style:list-style-name="L10">
      <style:text-properties officeooo:paragraph-rsid="0006970f"/>
    </style:style>
    <style:style style:name="T1" style:family="text">
      <style:text-properties officeooo:rsid="00061d86"/>
    </style:style>
    <style:style style:name="T2"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ichael J. Ryan</text:p>
      <text:p text:style-name="Standard">Phoenix, AZ, USA</text:p>
      <text:p text:style-name="Standard">Remote, <text:span text:style-name="T1">Local or Hybrid, No Relocation</text:span></text:p>
      <text:p text:style-name="Standard"/>
      <text:p text:style-name="Standard">(480) 270-4509</text:p>
      <text:p text:style-name="Standard">resume@tracker1.dev</text:p>
      <text:p text:style-name="Standard">https://tracker1.dev/</text:p>
      <text:p text:style-name="Standard"/>
      <text:p text:style-name="Standard">I have been working as a full-stack software developer, architect and in leadership roles specializing in web-facing applications in environments from dozens to millions of simultaneous users.</text:p>
      <text:p text:style-name="Standard"/>
      <text:p text:style-name="Standard">I would enjoy a role with the flexibility to design and implement great solutions that solve real issues. <text:s/>The past few years has been more focused on solutions utilizing <text:s/>React, Redux and Material UI (mui) using TypeScript on the front-end. <text:s/>Back-end services have been a combination of C# (ASP.Net/MVC) as well as Node.js. <text:s/>Database development has been a combination of SQL and NoSQL and search engines.</text:p>
      <text:p text:style-name="Standard"/>
      <text:h text:style-name="Heading_20_1" text:outline-level="1">WORK EXPERIENCE</text:h>
      <text:p text:style-name="Standard"/>
      <text:h text:style-name="P3" text:outline-level="2">Personal</text:h>
      <text:p text:style-name="P1">Self<text:line-break/>DECEMBER 2024 – CURRENT</text:p>
      <text:p text:style-name="P1"><text:span text:style-name="T2">Kiosk Platform</text:span> – Working with a local startup on a hardware kiosk platform for used in retail environments. <text:s/>Front end work is written in TypeScript with a combination of React and Next.js with Next.js, Express and Apollo GraphQL backend development.</text:p>
      <text:p text:style-name="P1"><text:span text:style-name="T2">Chrome Extension</text:span> – Developed a chrome extension utilizing Deno, TypeScript and built with ESBuild. <text:s/>This extension records the current tab for capture and upload stream to a backend application for purpose of reviewing content development.</text:p>
      <text:p text:style-name="P1"><text:span text:style-name="T2">Social Network Platform</text:span> – Proof of concept on a stealth social media platform. <text:s/>Front-end using Cloudflare Pages with HTMX. using a Hono based application with a Turso backend.</text:p>
      <text:h text:style-name="Heading_20_2" text:outline-level="2">Lead Software Developer</text:h>
      <text:p text:style-name="Standard">Yoh (First American Title)</text:p>
      <text:p text:style-name="Standard">MAY 2023 – AUG 2023</text:p>
      <text:p text:style-name="Standard"/>
      <text:p text:style-name="Standard"><text:span text:style-name="T2">Fluent Title and Platform</text:span> - Lead ongoing development, refactoring and enhancements to <text:s/>title and platform team for a multi-agency title process management and workflow application.</text:p>
      <text:list xml:id="list1372921630" text:style-name="L1">
        <text:list-item>
          <text:p text:style-name="P4">AWS DynamoDB was the primary data source(s) used. <text:s/>Terraform was used for deployments to AWS and Github was used for source control.</text:p>
        </text:list-item>
        <text:list-item>
          <text:p text:style-name="P4">Node.js was used for back-end services that were deployed to AWS Lambda functions, and communication to the client was via Apollo GraphQL connecting to back-end services also written in Node.js and deployed to Lambda functions.</text:p>
        </text:list-item>
        <text:list-item>
          <text:p text:style-name="P4">React was used with TypeScript on the front-end with functional components and hooks for lifecycle events. <text:s/>For data interaction, communications and caching the Apollo GraphQL <text:soft-page-break/>client library was used. <text:s/>For components themselves, the MUI (Material Design) component library was used as a base layer against an internally built micro-ui platform library. </text:p>
        </text:list-item>
      </text:list>
      <text:p text:style-name="Standard"/>
      <text:h text:style-name="Heading_20_2" text:outline-level="2">Senior Software Developer</text:h>
      <text:p text:style-name="Standard">Vaco (HCA/HealthTrust)</text:p>
      <text:p text:style-name="Standard">OCT 2022 – APR 2023</text:p>
      <text:p text:style-name="Standard"/>
      <text:p text:style-name="Standard"><text:span text:style-name="T2">Marketplace</text:span> – Lead the UI refinement, refactor and established ongoing best practices for an application for multiple client locations to access office and medical supplies to simplify their procurement process. The role was a combination of hands-on, and mentoring other developers. <text:s/>Do Not Contact.</text:p>
      <text:list xml:id="list2782692453" text:style-name="L2">
        <text:list-item>
          <text:p text:style-name="P5">Azure hosting was used for platform services with Azure’s API Gateway, CDN in addition to hosted Microsoft SQL Server, Azure Cognitive Search, Azure Functions and Azure Storage. CI/CD via Azure DevOps and Azure infrastructure via Terraform. <text:s/>Github was used for source control.</text:p>
        </text:list-item>
        <text:list-item>
          <text:p text:style-name="P5">C# (7/Core) was used on the back-end with ASP.Net WebAPI/MVC communication with the Microsoft SQL database was done using the ADO.Net client library and the Dapper object mapper library. <text:s/>NSwag was used to generate API documentation, swagger-ui interfaces and client api tooling. <text:s/>Razor views were used for some internally facing tools. </text:p>
        </text:list-item>
        <text:list-item>
          <text:p text:style-name="P5">React was used with TypeScript on the front-end with functional components and Redux (hooks) for life-cycle events. <text:s/>For data interaction, communications a generated client library from the API and NSwag tooling was used.. <text:s/>For components themselves, the MUI (Material Design) component library was used directly, this was a migration away from components based on Bootstrap that were used before to better align with corporate direction. </text:p>
        </text:list-item>
      </text:list>
      <text:p text:style-name="Standard"/>
      <text:p text:style-name="Standard"/>
      <text:h text:style-name="Heading_20_2" text:outline-level="2">Staff Engineer II</text:h>
      <text:p text:style-name="Standard">ServiceTitan</text:p>
      <text:p text:style-name="Standard">OCT 2021 – SEP 2022</text:p>
      <text:p text:style-name="Standard"/>
      <text:p text:style-name="Standard"><text:span text:style-name="T2">Application Platform API</text:span> - Leadership, principal development and design of systems and architecture related to the platforms used to expose and interact with customer driven API services.</text:p>
      <text:list xml:id="list3133123284" text:style-name="L3">
        <text:list-item>
          <text:p text:style-name="P6">React was used with TypeScript on some front-end applications with functional components and hooks for life-cycle events MobX was used for state management. <text:s/>For data interaction, direct communication with WebAPI Fetch was used. <text:s/>For components themselves, the MUI (Material Design) component library was used.</text:p>
        </text:list-item>
        <text:list-item>
          <text:p text:style-name="P6">C# (6/Core) and ASP.Net MVC and Razor was used for other internal tooling via partially generated templates.</text:p>
        </text:list-item>
        <text:list-item>
          <text:p text:style-name="P6">C# (5/Core) and ASP.Net MVC with WebAPI was used with Dapper for externally facing API used for customer tooling. <text:s/>Some services integrated to the Microsoft SQL Server database(s) others would use PostgreSQL for department tooling.</text:p>
        </text:list-item>
        <text:list-item>
          <text:p text:style-name="P6">Other services include Azure, Kubernetes, Helm, Kafka and Identity Server</text:p>
        </text:list-item>
      </text:list>
      <text:p text:style-name="Standard"/>
      <text:h text:style-name="Heading_20_2" text:outline-level="2">Senior Software Developer</text:h>
      <text:p text:style-name="Standard">Runbeck Election Services</text:p>
      <text:p text:style-name="Standard">JUN 2018 – OCT 2021</text:p>
      <text:p text:style-name="Standard"/>
      <text:p text:style-name="Standard"><text:soft-page-break/><text:span text:style-name="T2">Vocem</text:span> – Design and principal front-end development of this web application used for scanning and validation of petitions used by several states and local jurisdictions. <text:s/>This application’s UI/UX was commented during a meeting with the Washington Secretary of State, “that looks sexy,” which is high praise for an application in the government space and I took as a great compliment personally having worked long and hard to be able to present scanned documents as well as the markup overlays and interface features.</text:p>
      <text:list xml:id="list1842735124" text:style-name="L4">
        <text:list-item>
          <text:p text:style-name="P7">Azure DevOps was used for source control, CI/CD work flows and managed deployments.</text:p>
        </text:list-item>
        <text:list-item>
          <text:p text:style-name="P7">Microsoft SQL Server was used for the main database and storage interfaces for the application. <text:s/>This involved heavy usage of Stored Procedures, User Defined Functions and the bulk of the application process logic on the backend was inside the database itself.</text:p>
        </text:list-item>
        <text:list-item>
          <text:p text:style-name="P7">C# (4.x) with ASP.Net MVC and WebAPI was used for the back-end API.</text:p>
        </text:list-item>
        <text:list-item>
          <text:p text:style-name="P7">React was used with JavaScript/Typescript and functional components using Redux with Fetch API to call to the back-end. <text:s/>MUI (Material UI, Material Design) was used for the bulk of web component base. <text:s/>This was started with class based components and higher order components(HOC) in 2018 but migrated to functional components and hooks as they became available through 2019.</text:p>
        </text:list-item>
      </text:list>
      <text:p text:style-name="P2"/>
      <text:p text:style-name="Standard"><text:span text:style-name="T2">Auth App</text:span> – Design and principal development of this authentication and role based access control application used by applications built at Runbeck for simpler authentication where a more advanced authentication platform (Azure AD, Auth0, etc) wasn’t already in place. <text:s/>This was used for internal application deployments as well as a few states and local jurisdictions. <text:s/>It was built with defaults to meet or exceed NIST guidelines with options to match specific needs as overrides. <text:s/>This needed to be able to deploy to embedded applications on hardware as well as state/local deployments and cloud usage.</text:p>
      <text:list xml:id="list3129072735" text:style-name="L5">
        <text:list-item>
          <text:p text:style-name="P8">SQLite was used as an embedded key/value store. <text:s/>Adapters were also written to be able to (re)use Microsoft SQL Server or PostgreSQL server as alternatives.</text:p>
        </text:list-item>
        <text:list-item>
          <text:p text:style-name="P8">C# (.Net Core 3) was used during the development, including a difficult migration from Core 2 to Core 3 during development which was required for ARM based deployments. ASP.Net MVC with WebAPI was used here. <text:s/>The use of a KV interface allowed for layered security for an optional encryption layer used with SQLite at rest.</text:p>
        </text:list-item>
        <text:list-item>
          <text:p text:style-name="P8">React was used with functional components using Redux (hooks) with Fetch API to call to the back-end. <text:s/>MUI (previously Material UI, Material Design) was used for the bulk of web component base. <text:s/>This was started with class based components and higher order components(HOC) in 2018 but migrated to functional components and hooks as they became available through 2019.</text:p>
        </text:list-item>
      </text:list>
      <text:p text:style-name="Standard"/>
      <text:p text:style-name="Standard"><text:span text:style-name="T2">Authentication Adapters</text:span> – Wrote authentication adapters for role based access <text:s/>controls (RBAC).</text:p>
      <text:list xml:id="list3037737490" text:style-name="L6">
        <text:list-item>
          <text:p text:style-name="P9">C# (.Net Core 3) was used with ASP.Net MVC for various applications to integrate withAzure AD, Auth0, and Okta.</text:p>
        </text:list-item>
      </text:list>
      <text:p text:style-name="Standard"/>
      <text:p text:style-name="Standard"><text:span text:style-name="T2">Vocem Online</text:span> – is the first petition platform for online ballot endorsement used in the US for ballot endorsement. <text:s/>This was built as a pilot application and proof of concept for the City of Boulder in Colorado.</text:p>
      <text:list xml:id="list1321767426" text:style-name="L7">
        <text:list-item>
          <text:p text:style-name="P10">The application and related services were deployed with Terraform on Azure Kubernetes Service managed with Rancher with source control and CI/CD workflows under Azure DevOps.</text:p>
        </text:list-item>
        <text:list-item>
          <text:p text:style-name="P10">PostgreSQL was used as the primary database store for this application. <text:s/>It was chosen as it is more portable, with relatively easy scaling options such as CockroachDB as an alternative deployment option while not being too alien to use vs MS-SQL which most employees and developers in the organization were already familiar with. <text:s/>It was deployed using Azure hosting.</text:p>
        </text:list-item>
        <text:list-item>
          <text:p text:style-name="P10">Node.js was used on the back-end with Koa as the applicaiton library in place.</text:p>
        </text:list-item>
        <text:list-item>
          <text:p text:style-name="P10"><text:soft-page-break/>React was used with functional components using Redux (hooks) with Fetch API to call to the back-end. <text:s/>MUI (previously Material UI, Material Design) was used for the bulk of web component base.</text:p>
        </text:list-item>
      </text:list>
      <text:p text:style-name="P2"/>
      <text:p text:style-name="Standard"><text:span text:style-name="T2">Duo</text:span> – worked on Auth App integration with this simple mail sorter with controller using an ARM platform.</text:p>
      <text:list xml:id="list3803607860" text:style-name="L8">
        <text:list-item>
          <text:p text:style-name="P11">C# (.Net Core 3) for embedded Blazor based application interface with the Auth App mentioned above.</text:p>
        </text:list-item>
      </text:list>
      <text:p text:style-name="Standard"/>
      <text:p text:style-name="Standard"><text:span text:style-name="T2">Sentio</text:span> – worked on designing an architecture for a new software solution to manage the ballot on demand printers used by several counties.</text:p>
      <text:list xml:id="list203981633" text:style-name="L9">
        <text:list-item>
          <text:p text:style-name="P12">The legacy solution was using C# with .Net Framework 4.x using a WinForms based UI and Microsoft SQL Express on Windows.</text:p>
        </text:list-item>
        <text:list-item>
          <text:p text:style-name="P12">The new solution would still be on Windows, but separate services from a user accessible embedded web based application.</text:p>
        </text:list-item>
      </text:list>
      <text:p text:style-name="Standard"/>
      <text:h text:style-name="Heading_20_2" text:outline-level="2">Senior Software Developer</text:h>
      <text:p text:style-name="Standard">Berkadia</text:p>
      <text:p text:style-name="Standard">OCT 2017 - MAY 2018</text:p>
      <text:p text:style-name="Standard"/>
      <text:p text:style-name="Standard">Worked as a Senior Software Developer. Was also a member of the Platform Architecture Team.</text:p>
      <text:p text:style-name="Standard"/>
      <text:p text:style-name="Standard"><text:span text:style-name="T2">DesignView</text:span> is an application to create InDesign based marketing materials leveraging design concepts in order to facilitate more rapid design creation.</text:p>
      <text:list xml:id="list3643712734" text:style-name="L10">
        <text:list-item>
          <text:p text:style-name="P13">DesignView UI - Angular 4, Redux, Webpack 4, Babel 7</text:p>
        </text:list-item>
        <text:list-item>
          <text:p text:style-name="P13">DesignView API - Docker, Node.js, Koa, MySQL</text:p>
        </text:list-item>
        <text:list-item>
          <text:p text:style-name="P13">InDesign Server - Adobe ExtendScript ExtendScript (ES~3), Webpack, Babel, Developed composite build system for creating ExtendScript output while writing modern JS.</text:p>
        </text:list-item>
        <text:list-item>
          <text:p text:style-name="P13">CEP Extension for Indesign - React, Adobe ExtendScript, Webpack, Babel</text:p>
        </text:list-item>
      </text:list>
      <text:p text:style-name="P2"/>
      <text:p text:style-name="Standard">NOTE: Phoenix Development Team Was Disbanded</text:p>
      <text:p text:style-name="Standard"/>
      <text:h text:style-name="Heading_20_2" text:outline-level="2">Senior Software Developer</text:h>
      <text:p text:style-name="Standard">EmailAge</text:p>
      <text:p text:style-name="Standard">JAN 2017 - AUG 2017</text:p>
      <text:p text:style-name="Standard"/>
      <text:p text:style-name="Standard">UI/UX development and prototypes. <text:s/>.Net application support. <text:s/>ETL pipelines for AWS DynamoDB and Lambda. <text:s/>Other technology used includes React, Redux, Material UI, JavaScript, Node, Express, C#, SQL Server, Cassandra, Docker, Elastic Beanstalk (Docker), DynamoDB.</text:p>
      <text:p text:style-name="Standard"/>
      <text:h text:style-name="Heading_20_2" text:outline-level="2">Senior Architect</text:h>
      <text:p text:style-name="Standard">Brooksource</text:p>
      <text:p text:style-name="Standard">NOV 2016 - DEC 2016</text:p>
      <text:p text:style-name="Standard"/>
      <text:p text:style-name="Standard">Designed React UI projects (React, Material UI, Redux, JavaScript) with a Node/Express and Oracle back-end. <text:s/>Project scope reduced and team dismissed at end of year.</text:p>
      <text:p text:style-name="Standard"/>
      <text:h text:style-name="Heading_20_2" text:outline-level="2"><text:soft-page-break/>Senior Developer </text:h>
      <text:p text:style-name="Standard">IntraEdge (American Express)</text:p>
      <text:p text:style-name="Standard">SEPT 2015 - OCT 2016</text:p>
      <text:p text:style-name="Standard"/>
      <text:p text:style-name="Standard">UI/UX Development for projects focusing on customer acquisition and email marketing campaign management. <text:s/>Technologies: JavaScript (custom embedded, focused on light payload), Angular, React, Node, JavaScript, MongoDB. </text:p>
      <text:p text:style-name="Standard"/>
      <text:h text:style-name="Heading_20_2" text:outline-level="2">Senior Developer</text:h>
      <text:p text:style-name="Standard">Inxsol</text:p>
      <text:p text:style-name="Standard">MAY 2015 – AUG 2015</text:p>
      <text:p text:style-name="Standard"/>
      <text:p text:style-name="Standard">Implementation refresh and polish for Command Plan, first responder training simulator. <text:s/>Technologies include Flash/Flex front-end with ActionScript, Administrative UI (JavaScript, jQuery, Bootstrap), C# (ASP.Net MVC) Back-end and some Node development, this including text-to-speech integration as well as a custom simulation server-side event loop.</text:p>
      <text:p text:style-name="Standard"/>
      <text:h text:style-name="Heading_20_2" text:outline-level="2">Software Architect</text:h>
      <text:p text:style-name="Standard">Collector Car Network</text:p>
      <text:p text:style-name="Standard">JUL 2014 - MAY 2015</text:p>
      <text:p text:style-name="Standard"/>
      <text:p text:style-name="Standard">Design, collaborate and develop public-facing and internal applications for the ClassicCars.com website. <text:s/>Technologies include React, Material Design, Flux, SQL Server, RabbitMQ, Cassandra, Redux, ElasticSearch, Azure</text:p>
      <text:p text:style-name="Standard"/>
      <text:h text:style-name="Heading_20_2" text:outline-level="2">Software Developer III</text:h>
      <text:p text:style-name="Standard">GoDaddy</text:p>
      <text:p text:style-name="Standard">AUG 2013 - JUL 2014</text:p>
      <text:p text:style-name="Standard"/>
      <text:p text:style-name="Standard">Worked with the Website Builder product team. <text:s/>Migration from ASP.Net MVC back-end with MS SQL Server to a Node backend with Redis and Cassandra. <text:s/>Front-end development using custom internal controls using jQuery.</text:p>
      <text:p text:style-name="Standard"/>
      <text:h text:style-name="Heading_20_1" text:outline-level="1">Primary Skills</text:h>
      <text:p text:style-name="Standard"><text:s text:c="4"/>• Architect product solutions using a range of best-fit technologies.</text:p>
      <text:p text:style-name="Standard"><text:s text:c="4"/>• Full-Stack developer with experience across a broad range of client, server and database systems.</text:p>
      <text:p text:style-name="Standard"><text:s text:c="4"/>• Extensive experience with web-focused application development and JavaScript.</text:p>
      <text:p text:style-name="Standard"/>
      <text:h text:style-name="Heading_20_1" text:outline-level="1">Languages (Not exaustive)</text:h>
      <text:p text:style-name="Standard"/>
      <text:p text:style-name="Standard"><text:s text:c="4"/>• JavaScript (25 years)</text:p>
      <text:p text:style-name="Standard"><text:s text:c="4"/>• TypeScript (10 years)</text:p>
      <text:p text:style-name="Standard"><text:soft-page-break/><text:s text:c="4"/>• C# (20 years)</text:p>
      <text:p text:style-name="Standard"><text:s text:c="4"/>• Rust (Learning)</text:p>
      <text:p text:style-name="Standard"><text:s text:c="4"/>• SQL (25 years)</text:p>
      <text:p text:style-name="Standard"/>
      <text:h text:style-name="Heading_20_1" text:outline-level="1">Skills</text:h>
      <text:p text:style-name="Standard"><text:s text:c="4"/>• TypeScript</text:p>
      <text:p text:style-name="Standard"><text:s text:c="4"/>• JavaScript</text:p>
      <text:p text:style-name="Standard"><text:s text:c="4"/>• ActionScript</text:p>
      <text:p text:style-name="Standard"><text:s text:c="4"/>• ExtendScript</text:p>
      <text:p text:style-name="Standard"><text:s text:c="4"/>• C#</text:p>
      <text:p text:style-name="Standard"><text:s text:c="4"/>• .Net</text:p>
      <text:p text:style-name="Standard"><text:s text:c="4"/>• .Net Core</text:p>
      <text:p text:style-name="Standard"><text:s text:c="4"/>• Adobe CEP</text:p>
      <text:p text:style-name="Standard"><text:s text:c="4"/>• React</text:p>
      <text:p text:style-name="Standard"><text:s text:c="4"/>• Redux</text:p>
      <text:p text:style-name="Standard"><text:s text:c="4"/>• Material UI</text:p>
      <text:p text:style-name="Standard"><text:s text:c="4"/>• ExtJS</text:p>
      <text:p text:style-name="Standard"><text:s text:c="4"/>• AngularJS</text:p>
      <text:p text:style-name="Standard"><text:s text:c="4"/>• Angular</text:p>
      <text:p text:style-name="Standard"><text:s text:c="4"/>• jQuery</text:p>
      <text:p text:style-name="Standard"><text:s text:c="4"/>• Bootstrap</text:p>
      <text:p text:style-name="Standard"><text:s text:c="4"/>• HTML5</text:p>
      <text:p text:style-name="Standard"><text:s text:c="4"/>• CSS3</text:p>
      <text:p text:style-name="Standard"><text:s text:c="4"/>• JSON</text:p>
      <text:p text:style-name="Standard"><text:s text:c="4"/>• Material Design</text:p>
      <text:p text:style-name="Standard"><text:s text:c="4"/>• REST</text:p>
      <text:p text:style-name="Standard"><text:s text:c="4"/>• RPC</text:p>
      <text:p text:style-name="Standard"><text:s text:c="4"/>• Web Services</text:p>
      <text:p text:style-name="Standard"><text:s text:c="4"/>• NginX</text:p>
      <text:p text:style-name="Standard"><text:s text:c="4"/>• Node.js</text:p>
      <text:p text:style-name="Standard"><text:s text:c="4"/>• Express</text:p>
      <text:p text:style-name="Standard"><text:s text:c="4"/>• Koa</text:p>
      <text:p text:style-name="Standard"><text:s text:c="4"/>• Visual Basic .Net</text:p>
      <text:p text:style-name="Standard"><text:s text:c="4"/>• ASP.Net WebForms</text:p>
      <text:p text:style-name="Standard"><text:s text:c="4"/>• ASP.Net MVC</text:p>
      <text:p text:style-name="Standard"><text:s text:c="4"/>• Classic ASP</text:p>
      <text:p text:style-name="Standard"><text:s text:c="4"/>• Windows Communication Foundation (WCF)</text:p>
      <text:p text:style-name="Standard"><text:s text:c="4"/>• Cloudflare Pages</text:p>
      <text:p text:style-name="Standard"><text:s text:c="4"/>• Cloudflare Workers</text:p>
      <text:p text:style-name="Standard"><text:s text:c="4"/>• RabbitMQ</text:p>
      <text:p text:style-name="Standard"><text:s text:c="4"/>• Cassandra</text:p>
      <text:p text:style-name="Standard"><text:s text:c="4"/>• PostgreSQL</text:p>
      <text:p text:style-name="Standard"><text:s text:c="4"/>• ElasticSearch</text:p>
      <text:p text:style-name="Standard"><text:s text:c="4"/>• Azure Storage Tables</text:p>
      <text:p text:style-name="Standard"><text:s text:c="4"/>• Azure Blob Storage</text:p>
      <text:p text:style-name="Standard"><text:s text:c="4"/>• Azure Cognitive Search</text:p>
      <text:p text:style-name="Standard"><text:s text:c="4"/>• AWS DynamoDB</text:p>
      <text:p text:style-name="Standard"><text:s text:c="4"/>• Redis</text:p>
      <text:p text:style-name="Standard"><text:s text:c="4"/>• SQLite</text:p>
      <text:p text:style-name="Standard"><text:s text:c="4"/>• MySQL</text:p>
      <text:p text:style-name="Standard"><text:soft-page-break/><text:s text:c="4"/>• Microsoft SQL Server</text:p>
      <text:p text:style-name="Standard"><text:s text:c="4"/>• Stored Procedures</text:p>
      <text:p text:style-name="Standard"><text:s text:c="4"/>• Triggers</text:p>
      <text:p text:style-name="Standard"><text:s text:c="4"/>• Docker</text:p>
      <text:p text:style-name="Standard"><text:s text:c="4"/>• Containerization</text:p>
      <text:p text:style-name="Standard"><text:s text:c="4"/>• Kubernetes</text:p>
      <text:p text:style-name="Standard"><text:s text:c="4"/>• Helm</text:p>
      <text:p text:style-name="Standard"><text:s text:c="4"/>• Amazon Web Services (AWS)</text:p>
      <text:p text:style-name="Standard"><text:s text:c="4"/>• AWS Lambda</text:p>
      <text:p text:style-name="Standard"><text:s text:c="4"/>• AWS Elastic Beanstalk</text:p>
      <text:p text:style-name="Standard"><text:s text:c="4"/>• AWS Simple Storage Service (S3)</text:p>
      <text:p text:style-name="Standard"><text:s text:c="4"/>• Azure</text:p>
      <text:p text:style-name="Standard"><text:s text:c="4"/>• Azure DevOps</text:p>
      <text:p text:style-name="Standard"><text:s text:c="4"/>• Github</text:p>
      <text:p text:style-name="Standard"><text:s text:c="4"/>• Github Workers</text:p>
      <text:p text:style-name="Standard"><text:s text:c="4"/>• CI/CD</text:p>
      <text:p text:style-name="Standard"><text:s text:c="4"/>• Windows</text:p>
      <text:p text:style-name="Standard"><text:s text:c="4"/>• Linux</text:p>
      <text:p text:style-name="Standard"><text:s text:c="4"/>• Mac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7.3.7.2$Linux_X86_64 LibreOffice_project/30$Build-2</meta:generator>
    <dc:date>2024-03-19T15:00:30.676482290</dc:date>
    <meta:editing-duration>PT13M55S</meta:editing-duration>
    <meta:editing-cycles>3</meta:editing-cycles>
    <meta:document-statistic meta:table-count="0" meta:image-count="0" meta:object-count="0" meta:page-count="7" meta:paragraph-count="169" meta:word-count="2039" meta:character-count="13313" meta:non-whitespace-character-count="11118"/>
  </office:meta>
</office:document-meta>
</file>